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0.955cm" svg:x="0cm" svg:y="-0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03-12T18:38:48</meta:creation-date>
    <meta:editing-duration>PT00H15M40S</meta:editing-duration>
    <meta:editing-cycles>4</meta:editing-cycles>
    <dc:date>2012-03-12T19:23:57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2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28pt" fo:font-style="italic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style:font-size-asian="8pt" style:font-size-complex="8pt"/>
    </style:style>
    <style:style style:name="ch6" style:family="chart">
      <style:chart-properties style:rotation-angle="0"/>
      <style:text-properties fo:font-size="36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style:font-size-asian="8pt" style:font-size-complex="8pt"/>
    </style:style>
    <style:style style:name="ch8" style:family="chart">
      <style:chart-properties style:rotation-angle="90"/>
      <style:text-properties fo:font-size="36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28pt" fo:font-style="italic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28pt" fo:font-style="italic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0.956cm" xlink:href="." chart:class="chart:bar" chart:style-name="ch1">
        <chart:subtitle svg:x="2.01cm" svg:y="1.7cm" chart:style-name="ch2">
          <text:p>Complex: 3 underlyings, 367 dates, 2^16 iters. 
Medium: 3 underlyings, 5 dates, 2^20 iters. 
Simple: 1 underlying, 1 date, 2^23 iters</text:p>
        </chart:subtitle>
        <chart:legend chart:legend-position="end" svg:x="21.336cm" svg:y="5.636cm" chart:style-name="ch3"/>
        <chart:plot-area chart:style-name="ch4" chart:data-source-has-labels="both" svg:x="2.034cm" svg:y="6.42cm" svg:width="21.967cm" svg:height="13.578cm">
          <chart:axis chart:dimension="x" chart:name="primary-x" chart:style-name="ch5">
            <chart:title svg:x="11.533cm" svg:y="18.732cm" chart:style-name="ch6">
              <text:p>Contract</text:p>
            </chart:title>
            <chart:categories table:cell-range-address="local-table.$A$2:.$A$4"/>
          </chart:axis>
          <chart:axis chart:dimension="y" chart:name="primary-y" chart:style-name="ch7">
            <chart:title svg:x="0.763cm" svg:y="14.655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Complex</text:p>
              </table:table-cell>
              <table:table-cell office:value-type="float" office:value="27.3">
                <text:p>27.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34.3">
                <text:p>34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56.9">
                <text:p>56.9</text:p>
              </table:table-cell>
              <table:table-cell office:value-type="float" office:value="22.4">
                <text:p>2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